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e" draw:textarea-horizontal-align="justify" draw:textarea-vertical-align="middle" draw:auto-grow-height="false" fo:min-height="2.468cm" fo:min-width="8.098cm" fo:wrap-option="wrap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font-size="34.7999992370605pt"/>
    </style:style>
    <style:style style:name="P2" style:family="paragraph">
      <loext:graphic-properties draw:fill-color="#fffffe"/>
      <style:paragraph-properties fo:text-align="center"/>
      <style:text-properties fo:font-size="34.7999992370605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.89cm" svg:height="3.01cm" svg:x="0.637cm" svg:y="0.637cm">
          <text:p text:style-name="P1">mic inpu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9cm" svg:height="3.01cm" svg:x="0.635cm" svg:y="4.445cm">
          <text:p text:style-name="P1">energy chunk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9cm" svg:height="3.01cm" svg:x="1.905cm" svg:y="9.525cm">
          <text:p text:style-name="P1">bandpass arra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9cm" svg:height="3.01cm" svg:x="1.27cm" svg:y="8.89cm">
          <text:p text:style-name="P1">bandpass arra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9cm" svg:height="3.01cm" svg:x="0.635cm" svg:y="8.255cm">
          <text:p text:style-name="P1">bandpass arra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9cm" svg:height="3.01cm" svg:x="0.635cm" svg:y="17.145cm">
          <text:p text:style-name="P1">phase</text:p>
          <text:p text:style-name="P1">estimatio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9cm" svg:height="3.01cm" svg:x="0.635cm" svg:y="20.79cm">
          <text:p text:style-name="P1">frequency</text:p>
          <text:p text:style-name="P1">halving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9cm" svg:height="3.01cm" svg:x="0.634cm" svg:y="24.599cm">
          <text:p text:style-name="P1">animation</text:p>
          <text:p text:style-name="P1">updat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9cm" svg:height="3.01cm" svg:x="0.633cm" svg:y="13.168cm">
          <text:p text:style-name="P1">find max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20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966cm" fo:margin-bottom="0cm" fo:text-indent="0cm"/>
      <style:text-properties fo:font-size="67.6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724cm" fo:margin-bottom="0cm" fo:text-indent="0cm"/>
      <style:text-properties fo:font-size="58.0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81cm" fo:margin-bottom="0cm" fo:text-indent="0cm"/>
      <style:text-properties fo:font-size="48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39cm" fo:margin-bottom="0cm" fo:text-indent="0cm"/>
      <style:text-properties fo:font-size="48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39cm" fo:margin-bottom="0cm" fo:text-indent="0cm"/>
      <style:text-properties fo:font-size="48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39cm" fo:margin-bottom="0cm" fo:text-indent="0cm"/>
      <style:text-properties fo:font-size="48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39cm" fo:margin-bottom="0cm" fo:text-indent="0cm"/>
      <style:text-properties fo:font-size="48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39cm" fo:margin-bottom="0cm" fo:text-indent="0cm"/>
      <style:text-properties fo:font-size="48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6.40000152587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24cm" fo:page-height="38.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  <draw:page-thumbnail draw:layer="backgroundobjects" svg:width="3.029cm" svg:height="7.575cm" svg:x="3.985cm" svg:y="2.485cm"/>
      <draw:page-thumbnail draw:layer="backgroundobjects" svg:width="3.029cm" svg:height="7.575cm" svg:x="3.985cm" svg:y="11.061cm"/>
      <draw:page-thumbnail draw:layer="backgroundobjects" svg:width="3.029cm" svg:height="7.575cm" svg:x="3.985cm" svg:y="19.637cm"/>
      <draw:page-thumbnail draw:layer="backgroundobjects" svg:width="3.029cm" svg:height="7.575cm" svg:x="13.985cm" svg:y="2.485cm"/>
      <draw:page-thumbnail draw:layer="backgroundobjects" svg:width="3.029cm" svg:height="7.575cm" svg:x="13.985cm" svg:y="11.061cm"/>
      <draw:page-thumbnail draw:layer="backgroundobjects" svg:width="3.029cm" svg:height="7.575cm" svg:x="13.985cm" svg:y="19.637cm"/>
    </style:handout-master>
    <style:master-page style:name="Default" style:page-layout-name="PM1" draw:style-name="Mdp1">
      <draw:frame presentation:style-name="Default-title" draw:layer="backgroundobjects" svg:width="13.715cm" svg:height="6.36cm" svg:x="0.762cm" svg:y="1.521cm" presentation:class="title" presentation:placeholder="true">
        <draw:text-box/>
      </draw:frame>
      <draw:frame presentation:style-name="Default-outline1" draw:layer="backgroundobjects" svg:width="13.715cm" svg:height="22.095cm" svg:x="0.762cm" svg:y="8.913cm" presentation:class="outline" presentation:placeholder="true">
        <draw:text-box/>
      </draw:frame>
      <draw:frame presentation:style-name="Mpr1" draw:text-style-name="MP2" draw:layer="backgroundobjects" svg:width="3.55cm" svg:height="2.625cm" svg:x="0.762cm" svg:y="34.70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831cm" svg:height="2.625cm" svg:x="5.212cm" svg:y="34.70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55cm" svg:height="2.625cm" svg:x="10.927cm" svg:y="34.706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7-30T20:31:03.358000000</dc:date>
    <meta:editing-duration>PT14M5S</meta:editing-duration>
    <meta:editing-cycles>3</meta:editing-cycles>
    <meta:generator>LibreOffice/7.2.7.2$Windows_X86_64 LibreOffice_project/8d71d29d553c0f7dcbfa38fbfda25ee34cce99a2</meta:generator>
    <meta:document-statistic meta:object-count="32"/>
  </office:meta>
</office:document-meta>
</file>